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1E5833015DA2782E24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Lucida Sans2" svg:font-family="'Lucida Sans'" style:font-family-generic="swiss"/>
    <style:font-face style:name="Lucida Sans" svg:font-family="'Lucida Sans'" style:font-pitch="variable"/>
    <style:font-face style:name="MS Gothic" svg:font-family="'MS Gothic'" style:font-pitch="variable"/>
    <style:font-face style:name="NSimSun1" svg:font-family="NSimSun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6.102cm" table:align="margins"/>
    </style:style>
    <style:style style:name="Table1.A" style:family="table-column">
      <style:table-column-properties style:column-width="8.701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text-properties officeooo:rsid="00202419" officeooo:paragraph-rsid="00202419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202419" officeooo:paragraph-rsid="00202419"/>
    </style:style>
    <style:style style:name="P4" style:family="paragraph" style:parent-style-name="Table_20_Contents">
      <style:text-properties style:font-name="Arial" fo:font-weight="bold" officeooo:rsid="00202419" officeooo:paragraph-rsid="00202419" style:font-weight-asian="bold" style:font-weight-complex="bold"/>
    </style:style>
    <style:style style:name="P5" style:family="paragraph" style:parent-style-name="Text_20_body">
      <style:paragraph-properties fo:line-height="150%" fo:text-align="justify" style:justify-single-word="false">
        <style:drop-cap style:lines="3"/>
      </style:paragraph-properties>
      <style:text-properties officeooo:paragraph-rsid="001c4348"/>
    </style:style>
    <style:style style:name="P6" style:family="paragraph" style:parent-style-name="Table_20_Contents">
      <style:text-properties officeooo:rsid="0023b2ba" officeooo:paragraph-rsid="0023b2ba"/>
    </style:style>
    <style:style style:name="P7" style:family="paragraph" style:parent-style-name="Header">
      <style:text-properties officeooo:paragraph-rsid="0020af41"/>
    </style:style>
    <style:style style:name="P8" style:family="paragraph" style:parent-style-name="Heading_20_1">
      <style:text-properties officeooo:paragraph-rsid="00229c48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1e8472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style:font-name="Arial" officeooo:rsid="001e8472" officeooo:paragraph-rsid="001e8472"/>
    </style:style>
    <style:style style:name="P13" style:family="paragraph" style:parent-style-name="Standard">
      <style:paragraph-properties fo:break-before="page"/>
      <style:text-properties style:font-name="Arial"/>
    </style:style>
    <style:style style:name="P14" style:family="paragraph">
      <loext:graphic-properties draw:fill="solid" draw:fill-color="#c0c0c0" draw:opacity="50%"/>
      <style:text-properties style:font-name="Liberation Sans1" fo:font-size="1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bitmap" draw:fill-color="#800000" draw:fill-image-name="Lawn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style:font-name="Arial" officeooo:rsid="001c4348"/>
    </style:style>
    <style:style style:name="T3" style:family="text">
      <style:text-properties style:font-name="Arial" officeooo:rsid="001df831"/>
    </style:style>
    <style:style style:name="T4" style:family="text">
      <style:text-properties style:font-name="Arial" officeooo:rsid="001e8472"/>
    </style:style>
    <style:style style:name="T5" style:family="text">
      <style:text-properties style:font-name="Arial" officeooo:rsid="00229c48"/>
    </style:style>
    <style:style style:name="T6" style:family="text">
      <style:text-properties style:font-name="Arial" officeooo:rsid="0020af41"/>
    </style:style>
    <style:style style:name="T7" style:family="text">
      <style:text-properties style:font-name="Arial" officeooo:rsid="0023b2ba"/>
    </style:style>
    <style:style style:name="T8" style:family="text">
      <style:text-properties officeooo:rsid="00229c48"/>
    </style:style>
    <style:style style:name="T9" style:family="text">
      <style:text-properties style:font-name="Arial" officeooo:rsid="00229c48"/>
    </style:style>
    <style:style style:name="T10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auto-grow-height="false" draw:auto-grow-width="false" fo:min-height="7.61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8.05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10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791cm" fo:min-width="17.403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26cm" svg:stroke-color="#ff0000" draw:marker-start="" draw:marker-start-width="0.3cm" draw:marker-start-center="false" draw:marker-end="" draw:marker-end-width="0.3cm" draw:marker-end-center="false" draw:stroke-linejoin="miter" draw:fill="bitmap" draw:fill-color="#800000" draw:fill-image-name="Lawn" draw:textarea-horizontal-align="center" draw:textarea-vertical-align="middle" draw:auto-grow-height="false" draw:fit-to-size="false" style:shrink-to-fit="false" fo:min-height="8.56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222D-Test1- <text:span text:style-name="T5">Jivika</text:span></text:p>
      <text:h text:style-name="Heading_20_1" text:outline-level="1">Introduction</text:h>
      <text:p text:style-name="P5"><text:span text:style-name="T2">My name is </text:span><text:span text:style-name="T5">Ji</text:span><text:span text:style-name="T7">v</text:span><text:span text:style-name="T5">ika</text:span><text:span text:style-name="T2">. </text:span><text:span text:style-name="T3">I am </text:span><text:span text:style-name="T5">20</text:span><text:span text:style-name="T3"> years old basically i am from india in punjab. I completed my senior secondary eductaion in 201</text:span><text:span text:style-name="T5">8.</text:span><text:span text:style-name="T3"> and </text:span><text:span text:style-name="T5">did my ielts.</text:span><text:span text:style-name="T3"> then i </text:span><text:span text:style-name="T5">apply for visa in University canda west but i do not like the working environment over there so i</text:span><text:span text:style-name="T4"> transfer my college to Canadia college. I am working </text:span><text:span text:style-name="T5">as a part-time in Amazon.</text:span></text:p>
      <text:h text:style-name="Heading_20_1" text:outline-level="1">Education </text:h>
      <text:list xml:id="list1368089352" text:style-name="L1">
        <text:list-item>
          <text:p text:style-name="P9"><text:span text:style-name="T1">I </text:span><text:span text:style-name="T4">did my senior secondary education in </text:span><text:span text:style-name="T7">commerce</text:span><text:span text:style-name="T4"> stream.</text:span></text:p>
        </text:list-item>
        <text:list-item>
          <text:p text:style-name="P10"><text:span text:style-name="T5">Now</text:span><text:span text:style-name="T4"> i am enrolled in Business Diploma.</text:span></text:p>
        </text:list-item>
      </text:list>
      <text:p text:style-name="P12"/>
      <text:h text:style-name="P8" text:outline-level="1">Course Details</text:h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3">Course Details COMP222D-<text:span text:style-name="T8">Jivika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Course name</text:p>
          </table:table-cell>
          <table:table-cell table:style-name="Table1.A2" office:value-type="string">
            <text:p text:style-name="P4">Course Code</text:p>
          </table:table-cell>
          <table:table-cell table:style-name="Table1.C2" office:value-type="string">
            <text:p text:style-name="P4">Credit</text:p>
          </table:table-cell>
        </table:table-row>
        <table:table-row>
          <table:table-cell table:style-name="Table1.A2" office:value-type="string">
            <text:p text:style-name="P2">COMP </text:p>
          </table:table-cell>
          <table:table-cell table:style-name="Table1.A2" office:value-type="string">
            <text:p text:style-name="P2">222D</text:p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6">MATH</text:p>
          </table:table-cell>
          <table:table-cell table:style-name="Table1.A2" office:value-type="string">
            <text:p text:style-name="P6">34</text:p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ACCT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3</text:p>
          </table:table-cell>
        </table:table-row>
      </table:table>
      <text:p text:style-name="Text_20_body"/>
      <text:p text:style-name="P11"/>
      <text:p text:style-name="P13"><draw:custom-shape text:anchor-type="paragraph" draw:z-index="0" draw:style-name="gr5" draw:text-style-name="P16" svg:width="17.64cm" svg:height="8.82cm" svg:x="3.36cm" svg:y="3.768cm"><text:p text:style-name="P15"><text:span text:style-name="T10">COMP222D-Jivika</text:span></text:p>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Lucida Sans2" svg:font-family="'Lucida Sans'" style:font-family-generic="swiss"/>
    <style:font-face style:name="Lucida Sans" svg:font-family="'Lucida Sans'" style:font-pitch="variable"/>
    <style:font-face style:name="MS Gothic" svg:font-family="'MS Gothic'" style:font-pitch="variable"/>
    <style:font-face style:name="NSimSun1" svg:font-family="NSimSun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Lawn" xlink:href="Pictures/1000000000000200000001E5833015DA2782E24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0af41"/>
    </style:style>
    <style:style style:name="MP2" style:family="paragraph">
      <loext:graphic-properties draw:fill="solid" draw:fill-color="#c0c0c0" draw:opacity="50%"/>
      <style:text-properties style:font-name="Liberation Sans1" fo:font-size="1pt"/>
    </style:style>
    <style:style style:name="MP3" style:family="paragraph" style:parent-style-name="Footer">
      <style:paragraph-properties fo:text-align="center" style:justify-single-word="false"/>
      <style:text-properties style:font-name="Arial"/>
    </style:style>
    <style:style style:name="MT1" style:family="text">
      <style:text-properties style:font-name="Arial" officeooo:rsid="00229c48"/>
    </style:style>
    <style:style style:name="MT2" style:family="text">
      <style:text-properties style:font-name="Arial" officeooo:rsid="0020af41"/>
    </style:style>
    <style:style style:name="Mgr1" style:family="graphic">
      <style:graphic-properties draw:stroke="none" draw:fill="solid" draw:fill-color="#c0c0c0" draw:opacity="50%" draw:auto-grow-height="false" draw:auto-grow-width="false" fo:min-height="7.791cm" fo:min-width="17.403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1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10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8.05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1.799cm" fo:margin-bottom="1.7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Jivika</text:span><text:span text:style-name="MT2"> Singh<text:tab/>COMP222D<text:tab/>Test1</text:span><draw:custom-shape text:anchor-type="char" draw:z-index="2" draw:name="PowerPlusWaterMarkObject" draw:style-name="Mgr1" draw:text-style-name="MP2" svg:width="17.402cm" svg:height="7.79cm" draw:transform="rotate (0.785398163397448) translate (4.14513888888889cm 11.1125138888889cm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Computer Applications Fundaments- COMP222D 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3" draw:name="PowerPlusWaterMarkObject" draw:style-name="Mgr2" draw:text-style-name="MP2" svg:width="16.999cm" svg:height="7.61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4" draw:name="PowerPlusWaterMarkObject" draw:style-name="Mgr2" draw:text-style-name="MP2" svg:width="16.999cm" svg:height="7.61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5" draw:name="PowerPlusWaterMarkObject" draw:style-name="Mgr2" draw:text-style-name="MP2" svg:width="16.999cm" svg:height="7.61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6" draw:name="PowerPlusWaterMarkObject" draw:style-name="Mgr3" draw:text-style-name="MP2" svg:width="11.399cm" svg:height="5.102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7" draw:name="PowerPlusWaterMarkObject" draw:style-name="Mgr2" draw:text-style-name="MP2" svg:width="16.999cm" svg:height="7.61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8" draw:name="PowerPlusWaterMarkObject" draw:style-name="Mgr4" draw:text-style-name="MP2" svg:width="17.999cm" svg:height="8.058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9" draw:name="PowerPlusWaterMarkObject" draw:style-name="Mgr2" draw:text-style-name="MP2" svg:width="16.999cm" svg:height="7.61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0" draw:name="PowerPlusWaterMarkObject" draw:style-name="Mgr2" draw:text-style-name="MP2" svg:width="16.999cm" svg:height="7.61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1" draw:name="PowerPlusWaterMarkObject" draw:style-name="Mgr2" draw:text-style-name="MP2" svg:width="16.999cm" svg:height="7.61cm" draw:transform="rotate (0.785398163397448)"><text:p>Jivika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09:10:07.220000000</meta:creation-date>
    <dc:date>2020-06-11T11:10:17.938000000</dc:date>
    <meta:editing-duration>PT4M32S</meta:editing-duration>
    <meta:editing-cycles>2</meta:editing-cycles>
    <meta:generator>LibreOffice/6.4.3.2$Windows_X86_64 LibreOffice_project/747b5d0ebf89f41c860ec2a39efd7cb15b54f2d8</meta:generator>
    <meta:document-statistic meta:table-count="1" meta:image-count="0" meta:object-count="0" meta:page-count="2" meta:paragraph-count="22" meta:word-count="112" meta:character-count="630" meta:non-whitespace-character-count="539"/>
  </office:meta>
</office:document-meta>
</file>